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0E000000F61CD2E3A6.png" manifest:media-type=""/>
  <manifest:file-entry manifest:full-path="Pictures/1000020100000302000002DD47032329.png" manifest:media-type=""/>
  <manifest:file-entry manifest:full-path="Pictures/1000020100000309000002D7F4C350EB.png" manifest:media-type=""/>
  <manifest:file-entry manifest:full-path="Pictures/100002010000031F000000F74C8FAC2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.101cm, 0cm)" draw:image-opacity="100%" style:mirror="none"/>
    </style:style>
    <style:style style:name="gr3" style:family="graphic" style:parent-style-name="standard">
      <style:graphic-properties draw:stroke="none" draw:fill="none" fo:min-height="0.556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.15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125cm" svg:height="3.86cm" svg:x="0cm" svg:y="0.1cm">
          <draw:image xlink:href="Pictures/1000020100000309000002D7F4C350EB.png" xlink:type="simple" xlink:show="embed" xlink:actuate="onLoad">
            <text:p/>
          </draw:image>
        </draw:frame>
        <draw:frame draw:style-name="gr2" draw:text-style-name="P1" draw:layer="layout" svg:width="4.142cm" svg:height="3.858cm" svg:x="4.458cm" svg:y="0.163cm">
          <draw:image xlink:href="Pictures/1000020100000302000002DD47032329.png" xlink:type="simple" xlink:show="embed" xlink:actuate="onLoad">
            <text:p/>
          </draw:image>
        </draw:frame>
        <draw:frame draw:style-name="gr3" draw:text-style-name="P2" draw:layer="layout" svg:width="0.671cm" svg:height="0.806cm" svg:x="-0.2cm" svg:y="-0.106cm">
          <draw:text-box>
            <text:p><text:span text:style-name="T1">A</text:span></text:p>
          </draw:text-box>
        </draw:frame>
        <draw:frame draw:style-name="gr4" draw:text-style-name="P2" draw:layer="layout" svg:width="0.832cm" svg:height="0.807cm" svg:x="4.1cm" svg:y="-0.1cm">
          <draw:text-box>
            <text:p><text:span text:style-name="T1">B</text:span></text:p>
          </draw:text-box>
        </draw:frame>
        <draw:frame draw:style-name="gr4" draw:text-style-name="P2" draw:layer="layout" svg:width="0.832cm" svg:height="0.807cm" svg:x="-0.1cm" svg:y="7.093cm">
          <draw:text-box>
            <text:p><text:span text:style-name="T1">B</text:span></text:p>
          </draw:text-box>
        </draw:frame>
        <draw:frame draw:style-name="gr5" draw:text-style-name="P1" draw:layer="layout" svg:width="7.895cm" svg:height="2.422cm" svg:x="0.7cm" svg:y="6.878cm">
          <draw:image xlink:href="Pictures/100002010000031F000000F74C8FAC24.png" xlink:type="simple" xlink:show="embed" xlink:actuate="onLoad">
            <text:p/>
          </draw:image>
        </draw:frame>
        <draw:frame draw:style-name="gr1" draw:text-style-name="P1" draw:layer="layout" svg:width="7.824cm" svg:height="2.46cm" svg:x="0.776cm" svg:y="4.34cm">
          <draw:image xlink:href="Pictures/100002010000030E000000F61CD2E3A6.png" xlink:type="simple" xlink:show="embed" xlink:actuate="onLoad">
            <text:p/>
          </draw:image>
        </draw:frame>
        <draw:frame draw:style-name="gr4" draw:text-style-name="P2" draw:layer="layout" svg:width="0.832cm" svg:height="0.807cm" svg:x="-0.068cm" svg:y="4.6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6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7T00:41:55.213000000</dc:date>
    <meta:generator>LibreOffice/4.1.4.2$Windows_x86 LibreOffice_project/0a0440ccc0227ad9829de5f46be37cfb6edcf72</meta:generator>
    <meta:editing-duration>PT3H38M47S</meta:editing-duration>
    <meta:editing-cycles>6</meta:editing-cycles>
    <meta:document-statistic meta:object-count="8"/>
  </office:meta>
</office:document-meta>
</file>